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3.95cm" fo:min-width="26.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824cm" fo:min-width="5.938cm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824cm" fo:min-width="4.558cm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824cm" fo:min-width="3.41cm" fo:padding-top="0.125cm" fo:padding-bottom="0.125cm" fo:padding-left="0.25cm" fo:padding-right="0.25cm"/>
    </style:style>
    <style:style style:name="gr6" style:family="graphic" style:parent-style-name="standard">
      <style:graphic-properties svg:stroke-width="0cm" draw:marker-start-width="0.2cm" draw:marker-end-width="0.2cm" draw:fill-color="#aecf00" draw:textarea-horizontal-align="justify" draw:textarea-vertical-align="middle" draw:auto-grow-height="false" fo:min-height="1.65cm" fo:min-width="5.3cm" fo:padding-top="0.125cm" fo:padding-bottom="0.125cm" fo:padding-left="0.25cm" fo:padding-right="0.25cm"/>
    </style:style>
    <style:style style:name="gr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3.05cm" fo:min-width="27.1cm" fo:padding-top="0.175cm" fo:padding-bottom="0.175cm" fo:padding-left="0.3cm" fo:padding-right="0.3cm"/>
    </style:style>
    <style:style style:name="gr8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min-height="3.15cm" fo:min-width="5.4cm" fo:padding-top="0.125cm" fo:padding-bottom="0.125cm" fo:padding-left="0.25cm" fo:padding-right="0.25cm"/>
    </style:style>
    <style:style style:name="gr9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min-height="4.55cm" fo:min-width="4.8cm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99cc99" draw:marker-start-width="0.2cm" draw:marker-end-width="0.2cm" draw:fill="solid" draw:fill-color="#aecf00" draw:textarea-horizontal-align="justify" draw:textarea-vertical-align="middle" draw:auto-grow-height="false" fo:min-height="11.25cm" fo:min-width="16.1cm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cm" draw:marker-start-width="0.2cm" draw:marker-end-width="0.2cm" draw:fill-color="#c5000b" draw:textarea-horizontal-align="justify" draw:textarea-vertical-align="middle" draw:auto-grow-height="false" fo:min-height="0.364cm" fo:min-width="1.724cm" fo:padding-top="0.125cm" fo:padding-bottom="0.125cm" fo:padding-left="0.25cm" fo:padding-right="0.25cm"/>
    </style:style>
    <style:style style:name="gr13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364cm" fo:min-width="2.566cm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06cm"/>
    </style:style>
    <style:style style:name="gr16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288cm" fo:min-width="2.336cm" fo:padding-top="0.125cm" fo:padding-bottom="0.125cm" fo:padding-left="0.25cm" fo:padding-right="0.25cm"/>
    </style:style>
    <style:style style:name="gr17" style:family="graphic" style:parent-style-name="standard">
      <style:graphic-properties svg:stroke-width="0cm" draw:marker-start-width="0.2cm" draw:marker-end-width="0.2cm" draw:fill-color="#aecf00" draw:textarea-horizontal-align="justify" draw:textarea-vertical-align="middle" draw:auto-grow-height="false" fo:min-height="0.75cm" fo:min-width="1.8cm" fo:padding-top="0.125cm" fo:padding-bottom="0.125cm" fo:padding-left="0.25cm" fo:padding-right="0.25cm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min-height="3.45cm" fo:min-width="3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15cm" fo:min-width="2cm" fo:padding-top="0.175cm" fo:padding-bottom="0.175cm" fo:padding-left="0.3cm" fo:padding-right="0.3cm"/>
    </style:style>
    <style:style style:name="gr20" style:family="graphic" style:parent-style-name="standard">
      <style:graphic-properties svg:stroke-width="0cm" draw:marker-start-width="0.2cm" draw:marker-end-width="0.2cm" draw:fill-color="#aecf00" draw:textarea-horizontal-align="justify" draw:textarea-vertical-align="middle" draw:auto-grow-height="false" fo:min-height="0.25cm" fo:min-width="2.2cm" fo:padding-top="0.125cm" fo:padding-bottom="0.125cm" fo:padding-left="0.25cm" fo:padding-right="0.25cm"/>
    </style:style>
    <style:style style:name="gr21" style:family="graphic" style:parent-style-name="standard">
      <style:graphic-properties draw:textarea-horizontal-align="justify" draw:textarea-vertical-align="middle" draw:auto-grow-height="false" fo:min-height="0.032cm" fo:min-width="0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364cm" fo:min-width="2.642cm" fo:padding-top="0.125cm" fo:padding-bottom="0.125cm" fo:padding-left="0.25cm" fo:padding-right="0.2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style:font-name="Liberation Sans1" fo:font-size="10pt" style:font-size-asian="11pt" style:font-size-complex="11pt"/>
    </style:style>
    <style:style style:name="P5" style:family="paragraph">
      <style:paragraph-properties fo:text-align="center"/>
      <style:text-properties fo:font-size="10pt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/>
    </style:style>
    <style:style style:name="P8" style:family="paragraph">
      <style:paragraph-properties fo:text-align="start"/>
      <style:text-properties fo:font-size="10pt" style:font-size-asian="11pt" style:font-size-complex="11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/>
    </style:style>
    <style:style style:name="T3" style:family="text">
      <style:text-properties style:font-name="Liberation Sans1" fo:font-size="10pt" style:font-size-asian="11pt" style:font-size-complex="11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Courier New1" style:font-size-asian="11pt" style:font-style-asian="normal" style:font-weight-asian="bold" style:font-name-complex="Courier New1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0pt" fo:font-weight="bold" style:font-size-asian="11pt" style:font-weight-asian="bold" style:font-size-complex="11pt" style:font-weight-complex="bold"/>
    </style:style>
    <style:style style:name="T6" style:family="text">
      <style:text-properties fo:font-size="10pt" style:font-size-asian="11pt" style:font-size-complex="11pt"/>
    </style:style>
    <style:style style:name="T7" style:family="text">
      <style:text-properties fo:font-size="10pt" fo:font-weight="bold" style:font-size-asian="11pt" style:font-weight-asian="bold" style:font-size-complex="11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7cm" svg:height="4.2cm" svg:x="1.3cm" svg:y="1.1cm">
          <text:p text:style-name="P1"><text:span text:style-name="T1">AU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449cm" svg:x1="8.717cm" svg:y1="4.3cm" svg:x2="12.7cm" svg:y2="3.55cm" draw:start-shape="id1" draw:start-glue-point="6" draw:end-shape="id2" draw:end-glue-point="5" svg:d="M8717 4300h2583v-750h1400" svg:viewBox="0 0 3984 751">
          <text:p/>
        </draw:connector>
        <draw:custom-shape draw:style-name="gr3" draw:text-style-name="P4" xml:id="id3" draw:id="id3" draw:layer="layout" svg:width="8.4cm" svg:height="1.4cm" svg:x="1.6cm" svg:y="1.8cm">
          <text:p text:style-name="P3"><text:span text:style-name="T3">X:\HAB-FILOSOFI-PROD\BASES13\N_infra\</text:span></text:p>
          <text:p text:style-name="P3"><text:span text:style-name="T4">N_revdec13</text:span><text:span text:style-name="T5">.sas7bda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1" draw:id="id1" draw:layer="layout" svg:width="6.6cm" svg:height="1.4cm" svg:x="2.4cm" svg:y="3.6cm">
          <text:p text:style-name="P1"><text:span text:style-name="T6">X:\HAB-Infracommunal\CAF\2015\</text:span></text:p>
          <text:p text:style-name="P1"><text:span text:style-name="T7">Frecinseev2b.sas7bda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4" draw:id="id4" draw:layer="layout" svg:width="5.1cm" svg:height="1.4cm" svg:x="21.5cm" svg:y="3.6cm">
          <text:p text:style-name="P1"><text:span text:style-name="T6">V:\PSAR-AU\ADS\CAF\</text:span></text:p>
          <text:p text:style-name="P1"><text:span text:style-name="T7">cnaf2015.cs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5" draw:id="id5" draw:layer="layout" svg:width="5.1cm" svg:height="1.4cm" svg:x="21.3cm" svg:y="1.9cm">
          <text:p text:style-name="P1"><text:span text:style-name="T6">V:\PSAR-AU\ADS\CAF\</text:span></text:p>
          <text:p text:style-name="P1"><text:span text:style-name="T7">filosofi2013Pop.cs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line-skew="-0.051cm" svg:x1="9.639cm" svg:y1="2.5cm" svg:x2="12.7cm" svg:y2="3.55cm" draw:start-shape="id3" draw:start-glue-point="6" draw:end-shape="id2" draw:end-glue-point="5" svg:d="M9639 2500h1661v1050h1400" svg:viewBox="0 0 3062 1051">
          <text:p/>
        </draw:connector>
        <draw:connector draw:style-name="gr2" draw:text-style-name="P2" draw:layer="layout" draw:line-skew="-0.301cm" svg:x1="18.5cm" svg:y1="3.55cm" svg:x2="21.719cm" svg:y2="4.3cm" draw:start-shape="id2" draw:start-glue-point="7" draw:end-shape="id4" draw:end-glue-point="9" svg:d="M18500 3550h1200v750h2019" svg:viewBox="0 0 3220 751">
          <text:p/>
        </draw:connector>
        <draw:connector draw:style-name="gr2" draw:text-style-name="P2" draw:layer="layout" draw:line-skew="-0.201cm" svg:x1="18.5cm" svg:y1="3.55cm" svg:x2="21.519cm" svg:y2="2.6cm" draw:start-shape="id2" draw:start-glue-point="7" draw:end-shape="id5" draw:end-glue-point="9" svg:d="M18500 3550h1200v-950h1819" svg:viewBox="0 0 3020 951">
          <text:p/>
        </draw:connector>
        <draw:custom-shape draw:style-name="gr6" draw:text-style-name="P5" xml:id="id2" draw:id="id2" draw:layer="layout" svg:width="5.8cm" svg:height="1.9cm" svg:x="12.7cm" svg:y="2.6cm">
          <text:p text:style-name="P1"><text:span text:style-name="T6">V:\PSAR-AU\ADS\CAF\</text:span></text:p>
          <text:p text:style-name="P1"><text:span text:style-name="T7">importCnafEtFiloCSV.sas</text:span></text:p>
          <text:p text:style-name="P1"><text:span text:style-name="T7"/></text:p>
          <text:p text:style-name="P1"><text:span text:style-name="T7">Sélection des colonnes uti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27.7cm" svg:height="13.4cm" svg:x="1cm" svg:y="6.6cm">
          <text:p text:style-name="P1"><text:span text:style-name="T1">Poste local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6" draw:id="id6" draw:layer="layout" svg:width="5.9cm" svg:height="3.4cm" svg:x="21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5.1cm" svg:height="1.4cm" svg:x="1.3cm" svg:y="12.5cm">
          <text:p text:style-name="P1"><text:span text:style-name="T6">D:\S3QCEA\CNAF\sources</text:span></text:p>
          <text:p text:style-name="P1"><text:span text:style-name="T7">cnaf2015.cs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11" draw:id="id11" draw:layer="layout" svg:width="5.1cm" svg:height="1.4cm" svg:x="1.3cm" svg:y="9.1cm">
          <text:p text:style-name="P1"><text:span text:style-name="T6">D:\S3QCEA\CNAF\sources</text:span></text:p>
          <text:p text:style-name="P1"><text:span text:style-name="T7">filosofi2013Pop.cs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xml:id="id7" draw:id="id7" draw:layer="layout" svg:width="5.3cm" svg:height="4.8cm" svg:x="1.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6.6cm" svg:height="11.5cm" svg:x="6.8cm" svg:y="7.3cm">
          <text:p text:style-name="P1"><text:span text:style-name="T6">D:\S3QCEA\programmation\R\ALICE\preparationBases\cnaf\</text:span><text:span text:style-name="T7">préparation source CNAF pour ALICE.R</text:span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line-skew="-0.85cm" svg:x1="23.95cm" svg:y1="5.1cm" svg:x2="3.85cm" svg:y2="9cm" draw:start-shape="id6" draw:start-glue-point="2" draw:end-shape="id7" draw:end-glue-point="0" svg:d="M23950 5100v1100h-20100v2800" svg:viewBox="0 0 20101 3901">
          <text:p text:style-name="P6"><text:span text:style-name="T6">Transfert FileZilla FTP AUS CEI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</draw:connector>
        <draw:connector draw:style-name="gr2" draw:text-style-name="P2" draw:layer="layout" svg:x1="6.181cm" svg:y1="13.2cm" svg:x2="7.324cm" svg:y2="13.2cm" draw:start-shape="id8" draw:start-glue-point="6" draw:end-shape="id9" draw:end-glue-point="9" svg:d="M6181 13200h1143" svg:viewBox="0 0 1144 1">
          <text:p/>
        </draw:connector>
        <draw:custom-shape draw:style-name="gr12" draw:text-style-name="P5" xml:id="id9" draw:id="id9" draw:layer="layout" svg:width="2.9cm" svg:height="0.8cm" svg:x="7.2cm" svg:y="12.8cm">
          <text:p text:style-name="P1"><text:span text:style-name="T7">caf2015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5" xml:id="id14" draw:id="id14" draw:layer="layout" svg:width="4cm" svg:height="0.8cm" svg:x="23.8cm" svg:y="12.8cm">
          <text:p text:style-name="P1"><text:span text:style-name="T7">cnaf2015L93.RDat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8" draw:layer="layout" svg:x1="9.976cm" svg:y1="13.2cm" svg:x2="17.624cm" svg:y2="13.2cm" draw:start-shape="id9" draw:start-glue-point="6" draw:end-shape="id10" draw:end-glue-point="9" svg:d="M9976 13200h7648" svg:viewBox="0 0 7649 1">
          <text:p text:style-name="P6"><text:span text:style-name="T6">Suppression observations non géolocalisées</text:span></text:p>
          <text:p text:style-name="P6"><text:span text:style-name="T6">Attribution codeRegion</text:span></text:p>
          <text:p text:style-name="P6"><text:span text:style-name="T6">Arrondi à l'unité des coordonnées (x ; y)</text:span></text:p>
          <text:p text:style-name="P6"><text:span text:style-name="T6">reprojection coordonnées L2 vers L93</text:span></text:p>
          <text:p text:style-name="P6"><text:span text:style-name="T6">Suppression points de concentration</text:span></text:p>
          <text:p text:style-name="P6"><text:span text:style-name="T6">Suppression observations mal géolocalisée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1"><text:span text:style-name="T6"/></text:p>
        </draw:connector>
        <draw:custom-shape draw:style-name="gr12" draw:text-style-name="P5" xml:id="id12" draw:id="id12" draw:layer="layout" svg:width="2.9cm" svg:height="0.8cm" svg:x="7.2cm" svg:y="9.4cm">
          <text:p text:style-name="P1"><text:span text:style-name="T7">filo2013Po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6.181cm" svg:y1="9.8cm" svg:x2="7.324cm" svg:y2="9.8cm" draw:start-shape="id11" draw:start-glue-point="6" draw:end-shape="id12" draw:end-glue-point="9" svg:d="M6181 9800h1143" svg:viewBox="0 0 1144 1">
          <text:p/>
        </draw:connector>
        <draw:custom-shape draw:style-name="gr13" draw:text-style-name="P5" xml:id="id15" draw:id="id15" draw:layer="layout" svg:width="4cm" svg:height="0.8cm" svg:x="23.8cm" svg:y="9.4cm">
          <text:p text:style-name="P1"><text:span text:style-name="T7">filosofi2013Pop.RDat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8" draw:layer="layout" svg:x1="9.976cm" svg:y1="9.8cm" svg:x2="20.224cm" svg:y2="9.8cm" draw:start-shape="id12" draw:start-glue-point="6" draw:end-shape="id13" draw:end-glue-point="9" svg:d="M9976 9800h10248" svg:viewBox="0 0 10249 1">
          <text:p text:style-name="P6"><text:span text:style-name="T6">Suppression observations non géolocalisées</text:span></text:p>
          <text:p text:style-name="P6"><text:span text:style-name="T6">Attribution codeRegion</text:span></text:p>
          <text:p text:style-name="P6"><text:span text:style-name="T6">Arrondi à l'unité des coordonnées (x ; y)</text:span></text:p>
          <text:p text:style-name="P6"><text:span text:style-name="T6">Fusion des (x,y) identique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</draw:connector>
        <draw:custom-shape draw:style-name="gr12" draw:text-style-name="P5" xml:id="id10" draw:id="id10" draw:layer="layout" svg:width="2.9cm" svg:height="0.8cm" svg:x="17.5cm" svg:y="12.8cm">
          <text:p text:style-name="P1"><text:span text:style-name="T7">caf2015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5" xml:id="id13" draw:id="id13" draw:layer="layout" svg:width="2.9cm" svg:height="0.8cm" svg:x="20.1cm" svg:y="9.4cm">
          <text:p text:style-name="P1"><text:span text:style-name="T7">filo2013Po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20.4cm" svg:y1="13.2cm" svg:x2="23.971cm" svg:y2="13.2cm" draw:start-shape="id10" draw:start-glue-point="1" draw:end-shape="id14" draw:end-glue-point="9" svg:d="M20400 13200h3571" svg:viewBox="0 0 3572 1">
          <text:p/>
        </draw:connector>
        <draw:connector draw:style-name="gr2" draw:text-style-name="P2" draw:layer="layout" svg:x1="22.876cm" svg:y1="9.8cm" svg:x2="23.971cm" svg:y2="9.8cm" draw:start-shape="id13" draw:start-glue-point="6" draw:end-shape="id15" draw:end-glue-point="9" svg:d="M22876 9800h1095" svg:viewBox="0 0 1096 1">
          <text:p/>
        </draw:connector>
        <draw:frame draw:style-name="gr15" draw:layer="layout" svg:width="18.506cm" svg:height="0.962cm" svg:x="4.994cm" svg:y="0.2cm">
          <draw:text-box>
            <text:p>Processus de préparation des bases sources CNAF pour ALICE</text:p>
          </draw:text-box>
        </draw:frame>
        <draw:custom-shape draw:style-name="gr16" draw:text-style-name="P5" draw:layer="layout" svg:width="3.7cm" svg:height="0.7cm" svg:x="1.7cm" svg:y="16.6cm">
          <text:p text:style-name="P1"><text:span text:style-name="T7">Fichier de donné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.9cm" svg:height="0.8cm" svg:x="1.8cm" svg:y="17.4cm">
          <text:p text:style-name="P1"><text:span text:style-name="T7">Variable 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5" draw:layer="layout" svg:width="2.3cm" svg:height="1cm" svg:x="2cm" svg:y="18.3cm">
          <text:p text:style-name="P1"><text:span text:style-name="T7">Programme </text:span></text:p>
          <text:p text:style-name="P1"><text:span text:style-name="T7">(R ou SA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4cm" svg:height="3.8cm" svg:x="1.6cm" svg:y="15.7cm">
          <text:p text:style-name="P1">Légend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2.6cm" svg:height="0.5cm" svg:x="2.1cm" svg:y="16cm">
          <text:p text:style-name="P1"><text:span text:style-name="T2">environn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21" draw:id="id21" draw:layer="layout" svg:width="2.7cm" svg:height="0.5cm" svg:x="18.5cm" svg:y="19.2cm">
          <text:p text:style-name="P1"><text:span text:style-name="T7">regionaliser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1" xml:id="id16" draw:id="id16" draw:layer="layout" svg:width="0.4cm" svg:height="0.4cm" svg:x="7.5cm" svg:y="1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2" draw:text-style-name="P1" draw:layer="layout" draw:line-skew="1.349cm" svg:x1="21.55cm" svg:y1="10.2cm" svg:x2="7.7cm" svg:y2="16.1cm" draw:start-shape="id13" draw:start-glue-point="8" draw:end-shape="id16" draw:end-glue-point="4" svg:d="M21550 10200v4300h-13850v1600" svg:viewBox="0 0 13851 5901">
          <text:p/>
        </draw:connector>
        <draw:connector draw:style-name="gr22" draw:text-style-name="P1" draw:layer="layout" draw:line-skew="-0.551cm" svg:x1="18.95cm" svg:y1="13.6cm" svg:x2="7.7cm" svg:y2="16.1cm" draw:start-shape="id10" draw:start-glue-point="8" draw:end-shape="id16" draw:end-glue-point="4" svg:d="M18950 13600v700h-11250v1800" svg:viewBox="0 0 11251 2501">
          <text:p/>
        </draw:connector>
        <draw:custom-shape draw:style-name="gr23" draw:text-style-name="P5" xml:id="id19" draw:id="id19" draw:layer="layout" svg:width="4.1cm" svg:height="0.8cm" svg:x="23.8cm" svg:y="15.9cm">
          <text:p text:style-name="P1"><text:span text:style-name="T7">cnaf2015ALICE.RDat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5" xml:id="id17" draw:id="id17" draw:layer="layout" svg:width="2.9cm" svg:height="0.8cm" svg:x="9.8cm" svg:y="15.9cm">
          <text:p text:style-name="P1"><text:span text:style-name="T7">caf2015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4" draw:text-style-name="P9" draw:layer="layout" svg:x1="7.9cm" svg:y1="16.3cm" svg:x2="9.924cm" svg:y2="16.3cm" draw:start-shape="id16" draw:start-glue-point="10" draw:end-shape="id17" draw:end-glue-point="9" svg:d="M7900 16300h2024" svg:viewBox="0 0 2025 1">
          <text:p text:style-name="P1"><text:span text:style-name="T8">Fusion</text:span></text:p>
          <text:p text:style-name="P1"><text:span text:style-name="T8"/></text:p>
        </draw:connector>
        <draw:connector draw:style-name="gr22" draw:text-style-name="P1" draw:layer="layout" svg:x1="18.976cm" svg:y1="16.3cm" svg:x2="23.976cm" svg:y2="16.3cm" draw:start-shape="id18" draw:start-glue-point="6" draw:end-shape="id19" draw:end-glue-point="9" svg:d="M18976 16300h5000" svg:viewBox="0 0 5001 1">
          <text:p/>
        </draw:connector>
        <draw:custom-shape draw:style-name="gr12" draw:text-style-name="P5" xml:id="id18" draw:id="id18" draw:layer="layout" svg:width="2.9cm" svg:height="0.8cm" svg:x="16.2cm" svg:y="15.9cm">
          <text:p text:style-name="P1"><text:span text:style-name="T7">caf2015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4" draw:text-style-name="P9" draw:layer="layout" svg:x1="12.7cm" svg:y1="16.3cm" svg:x2="16.324cm" svg:y2="16.3cm" draw:start-shape="id17" draw:start-glue-point="1" draw:end-shape="id18" draw:end-glue-point="9" svg:d="M12700 16300h3624" svg:viewBox="0 0 3625 1">
          <text:p text:style-name="P1"><text:span text:style-name="T8">Calcul des variables</text:span></text:p>
          <text:p text:style-name="P1"><text:span text:style-name="T8"/></text:p>
        </draw:connector>
        <draw:custom-shape draw:style-name="gr23" draw:text-style-name="P5" xml:id="id20" draw:id="id20" draw:layer="layout" svg:width="4.1cm" svg:height="0.8cm" svg:x="23.7cm" svg:y="17.8cm">
          <text:p text:style-name="P1"><text:span text:style-name="T7">N * 2015.db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56.539743460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4" draw:text-style-name="P9" draw:layer="layout" svg:x1="17.65cm" svg:y1="16.7cm" svg:x2="23.876cm" svg:y2="18.2cm" draw:start-shape="id18" draw:start-glue-point="8" draw:end-shape="id20" draw:end-glue-point="9" svg:d="M17650 16700v1500h6226" svg:viewBox="0 0 6227 1501">
          <text:p text:style-name="P1"><text:span text:style-name="T8">Éclatement de la base </text:span></text:p>
          <text:p text:style-name="P1"><text:span text:style-name="T8">nationale en bases régionales</text:span></text:p>
        </draw:connector>
        <draw:connector draw:style-name="gr22" draw:text-style-name="P1" draw:layer="layout" svg:x1="19.85cm" svg:y1="19.2cm" svg:x2="23.876cm" svg:y2="18.2cm" draw:start-shape="id21" draw:start-glue-point="4" draw:end-shape="id20" draw:end-glue-point="9" svg:d="M19850 19200v-1000h4026" svg:viewBox="0 0 4027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2:03:59.134000000</meta:creation-date>
    <dc:date>2017-05-18T11:49:03.197000000</dc:date>
    <meta:editing-duration>PT1H23M57S</meta:editing-duration>
    <meta:editing-cycles>63</meta:editing-cycles>
    <meta:generator>LibreOffice/4.3.5.2$Windows_x86 LibreOffice_project/3a87456aaa6a95c63eea1c1b3201acedf0751bd5</meta:generator>
    <meta:document-statistic meta:object-count="48"/>
  </office:meta>
</office:document-meta>
</file>